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0dfa" officeooo:paragraph-rsid="000a0dfa" style:font-size-asian="12.25pt" style:font-size-complex="14pt"/>
    </style:style>
    <style:style style:name="P2" style:family="paragraph" style:parent-style-name="Standard">
      <style:text-properties fo:font-size="14pt" officeooo:rsid="000a0dfa" officeooo:paragraph-rsid="000b4837" style:font-size-asian="12.25pt" style:font-size-complex="14pt"/>
    </style:style>
    <style:style style:name="P3" style:family="paragraph" style:parent-style-name="Standard">
      <style:text-properties fo:font-size="14pt" officeooo:rsid="000a0dfa" officeooo:paragraph-rsid="000cdc0d" style:font-size-asian="12.25pt" style:font-size-complex="14pt"/>
    </style:style>
    <style:style style:name="P4" style:family="paragraph" style:parent-style-name="Standard">
      <style:text-properties fo:font-size="14pt" officeooo:rsid="000ecc99" officeooo:paragraph-rsid="000ecc99" style:font-size-asian="12.25pt" style:font-size-complex="14pt"/>
    </style:style>
    <style:style style:name="P5" style:family="paragraph" style:parent-style-name="Standard">
      <style:text-properties fo:font-size="14pt" officeooo:rsid="001031cc" officeooo:paragraph-rsid="001031cc" style:font-size-asian="12.25pt" style:font-size-complex="14pt"/>
    </style:style>
    <style:style style:name="T1" style:family="text">
      <style:text-properties officeooo:rsid="000b4837"/>
    </style:style>
    <style:style style:name="T2" style:family="text">
      <style:text-properties officeooo:rsid="000cdc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vannisyan Armen Myasnikovich 06.04.23 18:57</text:p>
      <text:p text:style-name="P2">Hovannisyan Armen Myasnikovich 06.04.23 1<text:span text:style-name="T1">9</text:span>:<text:span text:style-name="T1">02</text:span></text:p>
      <text:p text:style-name="P3">Hovannisyan Armen Myasnikovich <text:span text:style-name="T2">16</text:span>.04.23 1<text:span text:style-name="T2">7</text:span>:<text:span text:style-name="T2">25</text:span></text:p>
      <text:p text:style-name="P4">1</text:p>
      <text:p text:style-name="P5">2</text:p>
      <text:p text:style-name="P5">3</text:p>
      <text:p text:style-name="P5">4</text:p>
      <text:p text:style-name="P5">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8:55:45.488759627</meta:creation-date>
    <dc:date>2023-06-05T14:16:02.578843855</dc:date>
    <meta:editing-duration>PT3M4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0" meta:character-count="140" meta:non-whitespace-character-count="128"/>
  </office:meta>
</office:document-meta>
</file>